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2pt" officeooo:rsid="00182aec" officeooo:paragraph-rsid="00182aec" style:font-size-asian="12pt" style:font-size-complex="12pt"/>
    </style:style>
    <style:style style:name="P2" style:family="paragraph" style:parent-style-name="Standard">
      <style:paragraph-properties fo:line-height="115%" fo:text-align="justify" style:justify-single-word="false"/>
      <style:text-properties fo:font-size="12pt" officeooo:rsid="00182aec" officeooo:paragraph-rsid="00182aec" style:font-size-asian="12pt" style:font-size-complex="12pt"/>
    </style:style>
    <style:style style:name="P3" style:family="paragraph" style:parent-style-name="Standard" style:list-style-name="L1">
      <style:paragraph-properties fo:line-height="115%" fo:text-align="justify" style:justify-single-word="false"/>
      <style:text-properties fo:font-size="14pt" officeooo:rsid="00182aec" officeooo:paragraph-rsid="00182aec" style:font-size-asian="14pt" style:font-size-complex="14pt"/>
    </style:style>
    <style:style style:name="P4" style:family="paragraph" style:parent-style-name="Standard">
      <style:paragraph-properties fo:line-height="115%" fo:text-align="justify" style:justify-single-word="false"/>
      <style:text-properties fo:font-size="14pt" officeooo:rsid="00182aec" officeooo:paragraph-rsid="00182aec" style:font-size-asian="14pt" style:font-size-complex="14pt"/>
    </style:style>
    <style:style style:name="P5" style:family="paragraph" style:parent-style-name="Standard">
      <style:paragraph-properties fo:line-height="115%" fo:text-align="justify" style:justify-single-word="false"/>
      <style:text-properties fo:font-size="14pt" officeooo:rsid="00197b7b" officeooo:paragraph-rsid="00197b7b" style:font-size-asian="14pt" style:font-size-complex="14pt"/>
    </style:style>
    <style:style style:name="P6" style:family="paragraph" style:parent-style-name="Standard" style:list-style-name="L2">
      <style:paragraph-properties fo:line-height="115%" fo:text-align="justify" style:justify-single-word="false"/>
      <style:text-properties fo:font-size="14pt" officeooo:rsid="00197b7b" officeooo:paragraph-rsid="00197b7b" style:font-size-asian="14pt" style:font-size-complex="14pt"/>
    </style:style>
    <style:style style:name="P7" style:family="paragraph" style:parent-style-name="Standard" style:list-style-name="L1">
      <style:paragraph-properties fo:line-height="115%" fo:text-align="justify" style:justify-single-word="false"/>
      <style:text-properties fo:font-size="14pt" officeooo:rsid="00197b7b" officeooo:paragraph-rsid="00197b7b" style:font-size-asian="14pt" style:font-size-complex="14pt"/>
    </style:style>
    <style:style style:name="P8" style:family="paragraph" style:parent-style-name="Standard" style:list-style-name="L2">
      <style:paragraph-properties fo:line-height="115%" fo:text-align="justify" style:justify-single-word="false"/>
      <style:text-properties fo:font-size="14pt" officeooo:rsid="0019d555" officeooo:paragraph-rsid="0019d555" style:font-size-asian="14pt" style:font-size-complex="14pt"/>
    </style:style>
    <style:style style:name="P9" style:family="paragraph" style:parent-style-name="Standard">
      <style:paragraph-properties fo:line-height="115%" fo:text-align="justify" style:justify-single-word="false"/>
      <style:text-properties fo:font-size="14pt" officeooo:rsid="0019d555" officeooo:paragraph-rsid="0019d555" style:font-size-asian="14pt" style:font-size-complex="14pt"/>
    </style:style>
    <style:style style:name="P10" style:family="paragraph" style:parent-style-name="Standard" style:list-style-name="L2">
      <style:paragraph-properties fo:line-height="115%" fo:text-align="justify" style:justify-single-word="false"/>
      <style:text-properties fo:font-size="14pt" officeooo:rsid="0019e7b8" officeooo:paragraph-rsid="0019e7b8" style:font-size-asian="14pt" style:font-size-complex="14pt"/>
    </style:style>
    <style:style style:name="P11" style:family="paragraph" style:parent-style-name="Standard" style:list-style-name="L2">
      <style:paragraph-properties fo:line-height="115%" fo:text-align="justify" style:justify-single-word="false"/>
      <style:text-properties fo:font-size="14pt" officeooo:rsid="001bde12" officeooo:paragraph-rsid="001bde12" style:font-size-asian="14pt" style:font-size-complex="14pt"/>
    </style:style>
    <style:style style:name="P12" style:family="paragraph" style:parent-style-name="Standard" style:list-style-name="L1">
      <style:paragraph-properties fo:line-height="115%" fo:text-align="justify" style:justify-single-word="false"/>
      <style:text-properties fo:font-size="14pt" officeooo:rsid="001da072" officeooo:paragraph-rsid="001da072" style:font-size-asian="14pt" style:font-size-complex="14pt"/>
    </style:style>
    <style:style style:name="P13" style:family="paragraph" style:parent-style-name="Standard" style:list-style-name="L2">
      <style:paragraph-properties fo:line-height="115%" fo:text-align="justify" style:justify-single-word="false"/>
      <style:text-properties fo:font-size="14pt" officeooo:rsid="001da072" officeooo:paragraph-rsid="001da072" style:font-size-asian="14pt" style:font-size-complex="14pt"/>
    </style:style>
    <style:style style:name="P14" style:family="paragraph" style:parent-style-name="Standard" style:list-style-name="L2">
      <style:paragraph-properties fo:line-height="115%" fo:text-align="justify" style:justify-single-word="false"/>
      <style:text-properties fo:font-size="14pt" officeooo:rsid="001da8d3" officeooo:paragraph-rsid="001da8d3" style:font-size-asian="14pt" style:font-size-complex="14pt"/>
    </style:style>
    <style:style style:name="P15" style:family="paragraph" style:parent-style-name="Standard" style:list-style-name="L2">
      <style:paragraph-properties fo:line-height="115%" fo:text-align="justify" style:justify-single-word="false"/>
      <style:text-properties fo:font-size="14pt" officeooo:rsid="001eb38b" officeooo:paragraph-rsid="001eb38b" style:font-size-asian="14pt" style:font-size-complex="14pt"/>
    </style:style>
    <style:style style:name="P16" style:family="paragraph" style:parent-style-name="Standard">
      <style:paragraph-properties fo:line-height="115%" fo:text-align="justify" style:justify-single-word="false"/>
      <style:text-properties fo:font-size="14pt" officeooo:rsid="001eb38b" officeooo:paragraph-rsid="001eb38b" style:font-size-asian="14pt" style:font-size-complex="14pt"/>
    </style:style>
    <style:style style:name="P17" style:family="paragraph" style:parent-style-name="Standard">
      <style:paragraph-properties fo:line-height="115%" fo:text-align="justify" style:justify-single-word="false"/>
      <style:text-properties fo:font-size="14pt" officeooo:rsid="001f1bf0" officeooo:paragraph-rsid="001f1bf0" style:font-size-asian="14pt" style:font-size-complex="14pt"/>
    </style:style>
    <style:style style:name="P18" style:family="paragraph" style:parent-style-name="Standard" style:list-style-name="L2">
      <style:paragraph-properties fo:line-height="115%" fo:text-align="justify" style:justify-single-word="false"/>
      <style:text-properties fo:font-size="14pt" officeooo:rsid="001f1bf0" officeooo:paragraph-rsid="001f1bf0" style:font-size-asian="14pt" style:font-size-complex="14pt"/>
    </style:style>
    <style:style style:name="P19" style:family="paragraph" style:parent-style-name="Standard">
      <style:paragraph-properties fo:line-height="115%" fo:text-align="center" style:justify-single-word="false"/>
      <style:text-properties fo:font-size="14pt" officeooo:rsid="001f1bf0" officeooo:paragraph-rsid="001f1bf0" style:font-size-asian="14pt" style:font-size-complex="14pt"/>
    </style:style>
    <style:style style:name="P20" style:family="paragraph" style:parent-style-name="Standard" style:list-style-name="L2">
      <style:paragraph-properties fo:line-height="115%" fo:text-align="justify" style:justify-single-word="false"/>
      <style:text-properties fo:font-size="14pt" officeooo:rsid="0019d555" officeooo:paragraph-rsid="0019d555" fo:background-color="#b4c7dc" style:font-size-asian="14pt" style:font-size-complex="14pt"/>
    </style:style>
    <style:style style:name="P21" style:family="paragraph" style:parent-style-name="Standard" style:list-style-name="L2">
      <style:paragraph-properties fo:line-height="115%" fo:text-align="justify" style:justify-single-word="false"/>
      <style:text-properties fo:font-size="14pt" officeooo:rsid="0019e7b8" officeooo:paragraph-rsid="0019e7b8" fo:background-color="#afd095" style:font-size-asian="14pt" style:font-size-complex="14pt"/>
    </style:style>
    <style:style style:name="T1" style:family="text">
      <style:text-properties officeooo:rsid="00183e98"/>
    </style:style>
    <style:style style:name="T2" style:family="text">
      <style:text-properties officeooo:rsid="0019d555"/>
    </style:style>
    <style:style style:name="T3" style:family="text">
      <style:text-properties fo:background-color="#b4c7dc" loext:char-shading-value="0"/>
    </style:style>
    <style:style style:name="T4" style:family="text">
      <style:text-properties officeooo:rsid="0019d555" fo:background-color="#b4c7dc" loext:char-shading-value="0"/>
    </style:style>
    <style:style style:name="T5" style:family="text">
      <style:text-properties officeooo:rsid="001da072" fo:background-color="#b4c7dc" loext:char-shading-value="0"/>
    </style:style>
    <style:style style:name="T6" style:family="text">
      <style:text-properties officeooo:rsid="0019e7b8"/>
    </style:style>
    <style:style style:name="T7" style:family="text">
      <style:text-properties fo:color="#111111" fo:background-color="#b4c7dc" loext:char-shading-value="0"/>
    </style:style>
    <style:style style:name="T8" style:family="text">
      <style:text-properties style:text-underline-style="solid" style:text-underline-width="auto" style:text-underline-color="font-color"/>
    </style:style>
    <style:style style:name="T9" style:family="text">
      <style:text-properties officeooo:rsid="001da072"/>
    </style:style>
    <style:style style:name="T10" style:family="text">
      <style:text-properties officeooo:rsid="0019e7b8" fo:background-color="#afd095" loext:char-shading-value="0"/>
    </style:style>
    <style:style style:name="T11" style:family="text">
      <style:text-properties officeooo:rsid="0022db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RUCCIÓN DE UN PROTOTIPO A ESCALA PILOTO PARA LA OBTENCIÓN DE UN COMPOST ORGÁNICO.</text:p>
      <text:p text:style-name="P1"/>
      <text:p text:style-name="P2">OBSERVACIONES GENERALES</text:p>
      <text:list xml:id="list4151706873" text:style-name="L1">
        <text:list-item>
          <text:p text:style-name="P3">Redacción en tercera persona, participio pasado y en singular</text:p>
        </text:list-item>
        <text:list-item>
          <text:p text:style-name="P3">No se debe personalizar la redacción</text:p>
        </text:list-item>
        <text:list-item>
          <text:p text:style-name="P3">El trabajo carece de referencias bibliográficas especificas para cada uno de los párrafos del mismos. Desde mi punto de vista y debido al tipo de redacción y uso de ciertos términos el texto del <text:span text:style-name="T1">apartado</text:span> <text:span text:style-name="T1">INGENIERÍA DEL PROYECTO</text:span> es tomado directamente de internet y copiado en el trabajo, por lo que sugiero su <text:span text:style-name="T1">revisión.</text:span></text:p>
        </text:list-item>
        <text:list-item>
          <text:p text:style-name="P7">No se emplean términos técnicos, ya que la redacción es bastante coloquial.</text:p>
        </text:list-item>
        <text:list-item>
          <text:p text:style-name="P12">En relación a las referencias bibliográficas estas son deficientes y no cumplen con las normas APA. <text:span text:style-name="T11">Para todo tipo de investigacion se debe realizar una investigacion utilizando revistas cientificas <text:s/>y articulos en pdf proveniente de universidades e investigadores acreditados.</text:span></text:p>
        </text:list-item>
      </text:list>
      <text:p text:style-name="P4"/>
      <text:p text:style-name="P5">OBSERVACIONES DEL CONTENIDO</text:p>
      <text:list xml:id="list817244697" text:style-name="L2">
        <text:list-item>
          <text:p text:style-name="P6"><text:span text:style-name="T3">El resumen. </text:span><text:span text:style-name="T4">Esta</text:span> deficiente ya que este debe contener los siguientes aspectos: Una breve introducción, objetivo general del trabajo, metodología resultados y conclusiones, todo esto en un máximo de 250 palabras . Faltan la metodología, los resultados y las conclusiones. De igual manera faltan las palabras clave.</text:p>
          <text:p text:style-name="P6"/>
        </text:list-item>
        <text:list-item>
          <text:p text:style-name="P6"><text:span text:style-name="T3">En relación al planteamiento del problema.</text:span> En la redacción del mismo observo que este no se encuentra claramente definido, ya que inicialmente se menciona que el problema de la comunidad es la deficiencia en la producción de frutas y hortalizas debido a la escasez de y costos de los fertilizantes químicos afectando el desarrollo evolutivo de los cultivos, ocasionando???????. NO SE.</text:p>
          <text:p text:style-name="P6">Por otro lado en la jerarquizaci<text:span text:style-name="T2">o</text:span>n se hace referencia a la <text:span text:style-name="T2">acumulación</text:span> y <text:span text:style-name="T2">generación</text:span> de desechos <text:span text:style-name="T2">organices</text:span> <text:s/>en la comunidad <text:span text:style-name="T2">como problema prioritario, lo que representa desde mi punto de vista, un problema ambiental que amerita una solución dando así respuesta al problema con la construcción del digestor para generar un compost orgánico, a fin de mejorar las características del suelo aportándole micronutrientes, nutrientes y materia orgánica entre otros elementos al suelo.</text:span></text:p>
          <text:p text:style-name="P8">De acuerdo con los aspectos antes mencionados sugiero que el trabajo se oriente en un solo sentido bien sea los costos y escasez de los fertilizantes químicos o la generación excesiva de desechos orgánicos en la comunidad.</text:p>
          <text:p text:style-name="P8"/>
        </text:list-item>
        <text:list-item>
          <text:p text:style-name="P20">En cuanto a la Ingeniería del proyecto.</text:p>
          <text:p text:style-name="P8"><text:soft-page-break/>Proceso Productivo. Se debe especificar el tipo de carga orgánica e inorgánica a utilizar, origen de la misma, procedimiento para la recolección, aspectos físicos y químicos por las cuales fueron seleccionados para su utilización.</text:p>
        </text:list-item>
        <text:list-item>
          <text:p text:style-name="P8"><text:span text:style-name="T7">Diseño. <text:s/></text:span><text:span text:style-name="T6">Según</text:span> los objetivos se debe seleccionar un prototipo de digestor de un grupo de prototipos comparando <text:span text:style-name="T6">las ventajas y desventajas de cada uno, </text:span>los criterios de construcción, costos, <text:span text:style-name="T6">tipo de carga a utilizar</text:span>., <text:span text:style-name="T6">manipulación y mantenimiento de acuerdo a las condiciones climáticas de la región</text:span> <text:span text:style-name="T6">Una vez comparado los diferentes prototipos se selecciona el </text:span><text:span text:style-name="T10">DISEÑO DEFINITIVO</text:span><text:span text:style-name="T6"> que mejor de adapte a las necesidades de la investigación. Esto permitirá que en los resultados se señale el prototipo seleccionado indicando las características, ventajas, aspectos termodinámicos, dimensiones entre otros aspectos. </text:span></text:p>
          <text:p text:style-name="P21">Texto del trabajo</text:p>
          <text:p text:style-name="P10">“<text:span text:style-name="T8">Se necesita un recipiente del porte adecuado para el espacio que tengas disponible” </text:span>Esta información es ambigua, fue tomada y copiada de internet, no se utilizan términos técnicos.</text:p>
          <text:p text:style-name="P10"/>
        </text:list-item>
        <text:list-item>
          <text:p text:style-name="P11"><text:span text:style-name="T3">Materiales. </text:span>Especificar cuales son los materiales, la cantidad y los criterios utilizados para la <text:span text:style-name="T9">utilización</text:span> de los mismos en la <text:span text:style-name="T9">construcción</text:span> del prototipo.</text:p>
          <text:p text:style-name="P11"/>
        </text:list-item>
        <text:list-item>
          <text:p text:style-name="P11"><text:span text:style-name="T5">Construcción.</text:span><text:span text:style-name="T3"> </text:span>En el texto no se hace referencia al procedimiento utilizado para la <text:span text:style-name="T9">construcción</text:span> del prototipo, solo se mencionan aspectos <text:span text:style-name="T9">metodológicos</text:span> para la <text:span text:style-name="T9">elaboración</text:span> del compost. Recuerden que el objetivo del trabajo es la <text:span text:style-name="T9">construcción</text:span> de un prototipo para la <text:span text:style-name="T9">elaboración</text:span> de un compost, el cual una vez construido debe ser sometido a pruebas.</text:p>
        </text:list-item>
        <text:list-item>
          <text:p text:style-name="P13"><text:span text:style-name="T3">Evaluación. </text:span>La evaluación consiste en someter al prototipo a pruebas técnicas que permitan establecer la eficiencia del mismo para la elaboración del compost. Esto de determinara caracterizando fisicoquimicamente el compost a través del la cuantificadora <text:s/>del porcentaje de materia orgánica, nitrógeno, fósforo , potasio y humedad entre otras pruebas a fin de garantizar que el equipo seleccionado es el idóneo para elaborar un compost de un determinado rendimiento (bajo, medio o alto) del producto obtenido y así recomendarlo para un determinado cultivo.</text:p>
        </text:list-item>
        <text:list-item>
          <text:p text:style-name="P14"><text:span text:style-name="T3">Resultados.</text:span> El apartado no muestras aportes significativos para la investigación, ya que <text:s/>el contenido es prácticamente igual a la ingeniería del proyecto.</text:p>
        </text:list-item>
        <text:list-item>
          <text:p text:style-name="P15"><text:span text:style-name="T3">Conclusiones.</text:span> Las conclusiones deben dar respuestas a los objetivos de la investigación, por lo que sugiero que se revisen adecuadamente ya que estas no se corresponden con los resultados.</text:p>
        </text:list-item>
        <text:list-item>
          <text:p text:style-name="P15"><text:soft-page-break/><text:span text:style-name="T3">Recomendaciones</text:span>. Estas deben ir de la mano con las conclusiones. De igual manera estas deben sugerir respuesta a diferentes situaciones inoportunas que se evidenciaron durante la investigacion a fin de mejorar la investigación y generen propuestas a nuevas investigaciones dando origen a nuevas lineas de investigación.</text:p>
        </text:list-item>
      </text:list>
      <text:p text:style-name="P16"/>
      <text:p text:style-name="P16"/>
      <text:list xml:id="list235447012117476" text:continue-numbering="true" text:style-name="L2">
        <text:list-header>
          <text:p text:style-name="P18">Recomiendo que el proyecto sea fortalecido y se consideren los aspectos antes mencionados, ya que desde mi punto de vista esta bastante deficiente en cuanto a los resultados, ya que solo se consideran los aspectos teóricos <text:s/>dejando a un lado el aspecto cuantitativo de vital importancia desde el punto de vista técnico.</text:p>
          <text:p text:style-name="P18">En este sentido sugiero que los estudiantes socialicen el proyecto una vez ejecutado el proyecto en su totalidad a fin de garantizar la aprobación del mismo. </text:p>
        </text:list-header>
      </text:list>
      <text:p text:style-name="P17"/>
      <text:p text:style-name="P19">Prof. Edith Blanc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22:20:34.653780458</meta:creation-date>
    <dc:date>2018-12-04T23:54:43.827155336</dc:date>
    <meta:editing-duration>PT44M3S</meta:editing-duration>
    <meta:editing-cycles>7</meta:editing-cycles>
    <meta:generator>LibreOffice/6.1.2.1$Linux_X86_64 LibreOffice_project/10$Build-1</meta:generator>
    <meta:document-statistic meta:table-count="0" meta:image-count="0" meta:object-count="0" meta:page-count="3" meta:paragraph-count="26" meta:word-count="868" meta:character-count="5620" meta:non-whitespace-character-count="4785"/>
  </office:meta>
</office:document-meta>
</file>